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IT License</text:span><text:line-break/><text:line-break/>Copyright (c) 2025 [Connor Llewellyn Palmer]<text:line-break/><text:line-break/>Permission is hereby granted, free of charge, to any person obtaining a copy<text:line-break/>of this repository and associated documentation files (the “Demo”), to use, copy, modify, merge, publish, distribute, and/or sublicense copies of the Demo, subject to the following conditions:<text:line-break/><text:line-break/>This is a simulated cybersecurity contract template intended for educational and portfolio use only. No warranty is provided, and the authors shall not be liable for any misuse, misrepresentation, or reliance upon this content in real-world scenarios.<text:line-break/><text:line-break/>THE DEMO IS PROVIDED “AS IS”, WITHOUT WARRANTY OF ANY KIND, EXPRESS OR IMPL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nnor Palmer</meta:initial-creator>
    <meta:creation-date>2025-07-26T00:53:43.38</meta:creation-date>
    <meta:document-statistic meta:table-count="0" meta:image-count="0" meta:object-count="0" meta:page-count="1" meta:paragraph-count="1" meta:word-count="99" meta:character-count="662"/>
    <dc:date>2025-07-26T00:55:30.88</dc:date>
    <dc:creator>Connor Palmer</dc:creator>
    <meta:editing-duration>PT1M47S</meta:editing-duration>
    <meta:editing-cycles>1</meta:editing-cycles>
    <meta:generator>OpenOffice/4.1.15$Win32 OpenOffice.org_project/4115m2$Build-9813</meta:generator>
  </office:meta>
</office:document-meta>
</file>